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7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4cm" draw:caption-point-x="-0.61cm" draw:caption-point-y="1.513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12:.Y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3:.Y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4:.Y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15:.Y1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4" table:formula="of:=COUNTA([.T17:.Y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4" table:formula="of:=COUNTA([.T18:.Y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4" table:formula="of:=COUNTA([.T19:.Y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4" table:formula="of:=COUNTA([.T21:.Y21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3-2:2</text:p>
          </table:table-cell>
          <table:table-cell table:style-name="ce14" table:formula="of:=COUNTA([.T22:.Y22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Default" table:number-columns-repeated="15"/>
          <table:table-cell/>
          <table:table-cell table:style-name="ce13" office:value-type="string">
            <text:p>9</text:p>
          </table:table-cell>
          <table:table-cell table:style-name="ce14" table:formula="of:=COUNTA([.T23:.Y23])" office:value-type="float" office:value="2">
            <text:p>2</text:p>
          </table:table-cell>
          <table:table-cell table:number-columns-repeated="2" table:style-name="ce15" office:value-type="date" office:date-value="2020-10-11T01:02:46.26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6cm" draw:caption-point-x="-4.122cm" draw:caption-point-y="5.65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1T01:17:41.15">
            <text:p>2020/10/11 1:17</text:p>
          </table:table-cell>
          <table:table-cell table:formula="of:=NOW()" office:value-type="date" office:date-value="2020-10-11T01:17:41.15">
            <text:p>2020/10/11 1:17</text:p>
          </table:table-cell>
          <table:table-cell table:formula="of:=NOW()" office:value-type="date" office:date-value="2020-10-11T01:17:41.15">
            <text:p>2020/10/11 1:17</text:p>
          </table:table-cell>
          <table:table-cell table:formula="of:=NOW()" office:value-type="date" office:date-value="2020-10-11T01:17:41.15">
            <text:p>2020/10/11 1:17</text:p>
          </table:table-cell>
          <table:table-cell table:formula="of:=NOW()" office:value-type="date" office:date-value="2020-10-11T01:17:41.15">
            <text:p>2020/10/11 1:17</text:p>
          </table:table-cell>
          <table:table-cell table:formula="of:=NOW()" office:value-type="date" office:date-value="2020-10-11T01:17:41.15">
            <text:p>2020/10/11 1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4" table:formula="of:=COUNTA([.T34:.Y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5:.Y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6:.Y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1T01:17:41.16">
            <text:p>2020/10/11 1:17</text:p>
          </table:table-cell>
          <table:table-cell table:formula="of:=NOW()" office:value-type="date" office:date-value="2020-10-11T01:17:41.16">
            <text:p>2020/10/11 1:17</text:p>
          </table:table-cell>
          <table:table-cell table:formula="of:=NOW()" office:value-type="date" office:date-value="2020-10-11T01:17:41.16">
            <text:p>2020/10/11 1:17</text:p>
          </table:table-cell>
          <table:table-cell table:formula="of:=NOW()" office:value-type="date" office:date-value="2020-10-11T01:17:41.16">
            <text:p>2020/10/11 1:17</text:p>
          </table:table-cell>
          <table:table-cell table:formula="of:=NOW()" office:value-type="date" office:date-value="2020-10-11T01:17:41.16">
            <text:p>2020/10/11 1:17</text:p>
          </table:table-cell>
          <table:table-cell table:formula="of:=NOW()" office:value-type="date" office:date-value="2020-10-11T01:17:41.16">
            <text:p>2020/10/11 1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11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35cm" draw:caption-point-x="-5.503cm" draw:caption-point-y="3.60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 table:number-rows-repeated="4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3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6cm" draw:caption-point-x="-4.122cm" draw:caption-point-y="5.65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1T01:17:38.84">
            <text:p>2020/10/11 1:17</text:p>
          </table:table-cell>
          <table:table-cell table:formula="of:=NOW()" office:value-type="date" office:date-value="2020-10-11T01:17:38.84">
            <text:p>2020/10/11 1:17</text:p>
          </table:table-cell>
          <table:table-cell table:formula="of:=NOW()" office:value-type="date" office:date-value="2020-10-11T01:17:38.84">
            <text:p>2020/10/11 1:17</text:p>
          </table:table-cell>
          <table:table-cell table:formula="of:=NOW()" office:value-type="date" office:date-value="2020-10-11T01:17:38.84">
            <text:p>2020/10/11 1:17</text:p>
          </table:table-cell>
          <table:table-cell table:formula="of:=NOW()" office:value-type="date" office:date-value="2020-10-11T01:17:38.84">
            <text:p>2020/10/11 1:17</text:p>
          </table:table-cell>
          <table:table-cell table:formula="of:=NOW()" office:value-type="date" office:date-value="2020-10-11T01:17:38.84">
            <text:p>2020/10/11 1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1T01:17:41.3">
            <text:p>2020/10/11 1:17</text:p>
          </table:table-cell>
          <table:table-cell table:formula="of:=NOW()" office:value-type="date" office:date-value="2020-10-11T01:17:41.3">
            <text:p>2020/10/11 1:17</text:p>
          </table:table-cell>
          <table:table-cell table:formula="of:=NOW()" office:value-type="date" office:date-value="2020-10-11T01:17:41.3">
            <text:p>2020/10/11 1:17</text:p>
          </table:table-cell>
          <table:table-cell table:formula="of:=NOW()" office:value-type="date" office:date-value="2020-10-11T01:17:41.3">
            <text:p>2020/10/11 1:17</text:p>
          </table:table-cell>
          <table:table-cell table:formula="of:=NOW()" office:value-type="date" office:date-value="2020-10-11T01:17:41.3">
            <text:p>2020/10/11 1:17</text:p>
          </table:table-cell>
          <table:table-cell table:formula="of:=NOW()" office:value-type="date" office:date-value="2020-10-11T01:17:41.3">
            <text:p>2020/10/11 1:1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6cm" draw:caption-point-x="-5.503cm" draw:caption-point-y="3.60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1'.R7:'1'.Y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2020/10/11</text:date>, <text:time>01:17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1T01:17:40.86</dc:date>
    <dc:creator>iwabuchi ken</dc:creator>
    <meta:editing-duration>PT7H8M36S</meta:editing-duration>
    <meta:editing-cycles>63</meta:editing-cycles>
    <meta:generator>OpenOffice/4.1.3$Win32 OpenOffice.org_project/413m1$Build-9783</meta:generator>
    <meta:document-statistic meta:table-count="3" meta:cell-count="672" meta:object-count="0"/>
  </office:meta>
</office:document-meta>
</file>